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rameters" style:family="table">
      <style:table-properties style:width="6.925in" table:align="margins"/>
    </style:style>
    <style:style style:name="Parameters.A" style:family="table-column">
      <style:table-column-properties style:column-width="2.3083in" style:rel-column-width="21845*"/>
    </style:style>
    <style:style style:name="Parame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arameters.C1" style:family="table-cell">
      <style:table-cell-properties fo:padding="0.0382in" fo:border="0.0007in solid #000000"/>
    </style:style>
    <style:style style:name="Parameters.A2" style:family="table-cell">
      <style:table-cell-properties fo:padding="0.0382in" fo:border-left="0.0007in solid #000000" fo:border-right="none" fo:border-top="none" fo:border-bottom="0.0007in solid #000000"/>
    </style:style>
    <style:style style:name="Parameter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P1" style:family="paragraph" style:parent-style-name="Heading_20_1">
      <style:paragraph-properties fo:text-align="center" style:justify-single-word="false"/>
      <style:text-properties style:font-name="Avenir"/>
    </style:style>
    <style:style style:name="P2" style:family="paragraph" style:parent-style-name="Heading_20_2">
      <style:text-properties style:font-name="Avenir" fo:font-style="normal" style:font-style-asian="normal" style:font-style-complex="normal"/>
    </style:style>
    <style:style style:name="P3" style:family="paragraph" style:parent-style-name="Heading_20_3">
      <style:text-properties style:font-name="Avenir"/>
    </style:style>
    <style:style style:name="P4" style:family="paragraph" style:parent-style-name="Table_20_Contents">
      <style:text-properties style:font-name="Avenir"/>
    </style:style>
    <style:style style:name="P5" style:family="paragraph" style:parent-style-name="Text_20_body">
      <style:text-properties style:font-name="Avenir"/>
    </style:style>
    <style:style style:name="P6" style:family="paragraph" style:parent-style-name="Text_20_body">
      <style:paragraph-properties fo:text-align="center" style:justify-single-word="false"/>
      <style:text-properties style:font-name="Avenir"/>
    </style:style>
    <style:style style:name="T1" style:family="text">
      <style:text-properties style:font-name="Avenir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volvist API </text:h>
      <text:h text:style-name="P1" text:outline-level="1">v.1.0.0</text:h>
      <text:p text:style-name="P6"/>
      <text:h text:style-name="P3" text:outline-level="3">OAuth2 Token Grant</text:h>
      <text:p text:style-name="P5">Endpoint URI: /oauth/token</text:p>
      <text:p text:style-name="P5">Method: POST</text:p>
      <text:p text:style-name="P5">Content: x-www-form-urlencoded</text:p>
      <text:p text:style-name="P5">Paramete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grant_type</text:p>
          </table:table-cell>
          <table:table-cell table:style-name="Table1.A1" office:value-type="string">
            <text:p text:style-name="P4">“password”</text:p>
          </table:table-cell>
          <table:table-cell table:style-name="Table1.C1" office:value-type="string">
            <text:p text:style-name="P4">string</text:p>
          </table:table-cell>
        </table:table-row>
        <table:table-row>
          <table:table-cell table:style-name="Table1.A2" office:value-type="string">
            <text:p text:style-name="P4">username</text:p>
          </table:table-cell>
          <table:table-cell table:style-name="Table1.A2" office:value-type="string">
            <text:p text:style-name="P4">Registered user name</text:p>
          </table:table-cell>
          <table:table-cell table:style-name="Table1.C2" office:value-type="string">
            <text:p text:style-name="P4">string</text:p>
          </table:table-cell>
        </table:table-row>
        <table:table-row>
          <table:table-cell table:style-name="Table1.A2" office:value-type="string">
            <text:p text:style-name="P4">password</text:p>
          </table:table-cell>
          <table:table-cell table:style-name="Table1.A2" office:value-type="string">
            <text:p text:style-name="P4">Registered user password</text:p>
          </table:table-cell>
          <table:table-cell table:style-name="Table1.C2" office:value-type="string">
            <text:p text:style-name="P4">string</text:p>
          </table:table-cell>
        </table:table-row>
        <table:table-row>
          <table:table-cell table:style-name="Table1.A2" office:value-type="string">
            <text:p text:style-name="P4">client_id</text:p>
          </table:table-cell>
          <table:table-cell table:style-name="Table1.A2" office:value-type="string">
            <text:p text:style-name="P4">Pre-registered Involvist App Client ID</text:p>
          </table:table-cell>
          <table:table-cell table:style-name="Table1.C2" office:value-type="string">
            <text:p text:style-name="P4">string</text:p>
          </table:table-cell>
        </table:table-row>
      </table:table>
      <text:p text:style-name="P5"/>
      <text:h text:style-name="P3" text:outline-level="3">New User Registration</text:h>
      <text:p text:style-name="P5">Endpoint URI: api/v1/registration</text:p>
      <text:p text:style-name="P5">Method: POST</text:p>
      <text:p text:style-name="P5">Content: x-www-form-urlencoded</text:p>
      <text:p text:style-name="P5">Parameters:</text:p>
      <table:table table:name="Parameters" table:style-name="Parameters">
        <table:table-column table:style-name="Parameters.A" table:number-columns-repeated="3"/>
        <table:table-row>
          <table:table-cell table:style-name="Parameters.A1" office:value-type="string">
            <text:p text:style-name="P4">real_name</text:p>
          </table:table-cell>
          <table:table-cell table:style-name="Parameters.A1" office:value-type="string">
            <text:p text:style-name="P4">User's legal name</text:p>
          </table:table-cell>
          <table:table-cell table:style-name="Parameters.C1" office:value-type="string">
            <text:p text:style-name="P4">string</text:p>
          </table:table-cell>
        </table:table-row>
        <table:table-row>
          <table:table-cell table:style-name="Parameters.A2" office:value-type="string">
            <text:p text:style-name="P4">password</text:p>
          </table:table-cell>
          <table:table-cell table:style-name="Parameters.A2" office:value-type="string">
            <text:p text:style-name="P4">User's selected password</text:p>
          </table:table-cell>
          <table:table-cell table:style-name="Parameters.C2" office:value-type="string">
            <text:p text:style-name="P4">string</text:p>
          </table:table-cell>
        </table:table-row>
        <table:table-row>
          <table:table-cell table:style-name="Parameters.A2" office:value-type="string">
            <text:p text:style-name="P4">email</text:p>
          </table:table-cell>
          <table:table-cell table:style-name="Parameters.A2" office:value-type="string">
            <text:p text:style-name="P4">User's email</text:p>
          </table:table-cell>
          <table:table-cell table:style-name="Parameters.C2" office:value-type="string">
            <text:p text:style-name="P4">string</text:p>
          </table:table-cell>
        </table:table-row>
      </table:table>
      <text:p text:style-name="P5"/>
      <text:h text:style-name="P2" text:outline-level="2">Bill By Number</text:h>
      <text:p text:style-name="Text_20_body"><text:span text:style-name="T1">Endpoint: /api/v1/bills</text:span></text:p>
      <text:p text:style-name="Text_20_body"><text:span text:style-name="T1">Method: GET</text:span></text:p>
      <text:p text:style-name="Text_20_body"><text:span text:style-name="T1">Content: x-www-form-urlencoded</text:span></text:p>
      <text:p text:style-name="P5"><text:soft-page-break/>Parameter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number</text:p>
          </table:table-cell>
          <table:table-cell table:style-name="Table2.A1" office:value-type="string">
            <text:p text:style-name="P4">Legislation bill number.</text:p>
            <text:p text:style-name="P4">i.e. “H.R.4881”</text:p>
          </table:table-cell>
          <table:table-cell table:style-name="Table2.C1" office:value-type="string">
            <text:p text:style-name="P4">string</text:p>
          </table:table-cell>
        </table:table-row>
      </table:table>
      <text:p text:style-name="Text_20_body"><text:span text:style-name="T1"/></text:p>
      <text:p text:style-name="P5"><text:span text:style-name="T2">Headers: </text:span></text:p>
      <text:p text:style-name="P5"><text:span text:style-name="T1"><text:tab/>Authorization: Bearer {authorization token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nsen-Rojas</meta:initial-creator>
    <meta:creation-date>2017-04-25T23:03:41</meta:creation-date>
    <dc:date>2017-04-26T07:11:39</dc:date>
    <dc:creator>Ruben Hansen-Rojas</dc:creator>
    <meta:editing-duration>PT29M33S</meta:editing-duration>
    <meta:editing-cycles>4</meta:editing-cycles>
    <meta:generator>OpenOffice/4.1.3$Unix OpenOffice.org_project/413m1$Build-9783</meta:generator>
    <meta:document-statistic meta:table-count="3" meta:image-count="0" meta:object-count="0" meta:page-count="2" meta:paragraph-count="44" meta:word-count="82" meta:character-count="662"/>
  </office:meta>
</office:document-meta>
</file>